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16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5.5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<text:s/>google.maps.MaxZoomService class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Default" office:value-type="string" table:number-columns-spanned="3" table:number-rows-spanned="1">
            <text:p>A service for obtaining the highest zoom level at which satellite imagery is available for a given location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2" office:value-type="string">
            <text:p>Constructor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onstructor 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3">
          <table:table-cell office:value-type="string">
            <text:p>MaxZoomService() </text:p>
          </table:table-cell>
          <table:table-cell office:value-type="string" table:number-columns-spanned="2" table:number-rows-spanned="1">
            <text:p>Creates a new instance of a MaxZoomService that can be used to send queries about the maximum zoom level available for satellite imagery.</text:p>
          </table:table-cell>
          <table:covered-table-cell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2" office:value-type="string">
            <text:p>Methods</text:p>
          </table:table-cell>
          <table:table-cell table:number-columns-repeated="2"/>
        </table:table-row>
        <table:table-row table:style-name="ro3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office:value-type="string">
            <text:p>getMaxZoomAtLatLng(latlng:<text:a xlink:href="../LatLng%20class.ods" xlink:type="simple">LatLng</text:a>, callback:function(<text:a xlink:href="../MaxZoomResult%20object.ods" xlink:type="simple">MaxZoomResult</text:a>)) </text:p>
          </table:table-cell>
          <table:table-cell office:value-type="string">
            <text:p>None </text:p>
          </table:table-cell>
          <table:table-cell office:value-type="string">
            <text:p>Returns the maximum zoom level available at a particular LatLng for the Satellite map type. As this request is asynchronous, you must pass a callback function which will be executed upon completion of the request, being passed a MaxZoomResult.</text:p>
          </table:table-cell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2:17:10.49</meta:creation-date>
    <dc:date>2013-06-16T12:25:41.25</dc:date>
    <meta:editing-duration>P0D</meta:editing-duration>
    <meta:editing-cycles>1</meta:editing-cycles>
    <meta:document-statistic meta:table-count="1" meta:cell-count="14" meta:object-count="0"/>
    <meta:generator>LibreOffice/4.0.3.3$Windows_x86 LibreOffice_project/0eaa50a932c8f2199a615e1eb30f7ac74279539</meta:generator>
  </office:meta>
</office:document-meta>
</file>